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1.0071in"/>
    </style:style>
    <style:style style:name="co9" style:family="table-column">
      <style:table-column-properties fo:break-before="auto" style:column-width="1.146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style:vertical-align="middle"/>
    </style:style>
    <style:style style:name="ce3" style:family="table-cell" style:parent-style-name="Default">
      <style:table-cell-properties fo:wrap-option="wrap" fo:border="0.0008in solid #000000" style:vertical-align="middle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 fo:border="0.0008in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default-cell-style-name="ce4"/>
        <table:table-row-group>
          <table:table-row table:style-name="ro1">
            <table:table-cell table:style-name="ce1" office:value-type="string">
              <text:p>Test Case ID </text:p>
            </table:table-cell>
            <table:table-cell table:style-name="ce1" office:value-type="string">
              <text:p>Test Scenario</text:p>
            </table:table-cell>
            <table:table-cell table:style-name="ce1" office:value-type="string">
              <text:p>Tested Data</text:p>
            </table:table-cell>
            <table:table-cell table:style-name="ce1" office:value-type="string">
              <text:p>Expected Result</text:p>
            </table:table-cell>
            <table:table-cell table:style-name="ce1" office:value-type="string">
              <text:p>Actual Result</text:p>
            </table:table-cell>
            <table:table-cell table:style-name="ce1" office:value-type="string">
              <text:p>Test Result</text:p>
            </table:table-cell>
            <table:table-cell table:style-name="ce1" office:value-type="string">
              <text:p>Tester Name</text:p>
            </table:table-cell>
            <table:table-cell table:style-name="ce1" office:value-type="string">
              <text:p>Date</text:p>
            </table:table-cell>
            <table:table-cell table:style-name="ce6" office:value-type="string">
              <text:p>Automation Script used?</text:p>
            </table:table-cell>
            <table:table-cell table:style-name="ce7" office:value-type="string">
              <text:p>Path</text:p>
            </table:table-cell>
          </table:table-row>
        </table:table-row-group>
        <table:table-row table:style-name="ro2">
          <table:table-cell office:value-type="string">
            <text:p>VN001</text:p>
          </table:table-cell>
          <table:table-cell office:value-type="string">
            <text:p>Enter invalid voucher number and validation is not proper over length of voucher number</text:p>
          </table:table-cell>
          <table:table-cell office:value-type="string">
            <text:p>123456789000000 and +1234567890000</text:p>
          </table:table-cell>
          <table:table-cell office:value-type="string">
            <text:p>Invalid voucher number should not be entered or accepted in voucher number field</text:p>
          </table:table-cell>
          <table:table-cell office:value-type="string">
            <text:p>With '-' and * are accepted in voucher number</text:p>
          </table:table-cell>
          <table:table-cell office:value-type="string">
            <text:p>Pass</text:p>
          </table:table-cell>
          <table:table-cell office:value-type="string">
            <text:p>Hardik</text:p>
          </table:table-cell>
          <table:table-cell office:value-type="string">
            <text:p>08<text:span text:style-name="T1">th</text:span> May 2019</text:p>
          </table:table-cell>
          <table:table-cell office:value-type="string">
            <text:p>No</text:p>
          </table:table-cell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office:value-type="string">
            <text:p>VN002</text:p>
          </table:table-cell>
          <table:table-cell office:value-type="string">
            <text:p>Not properly aligned of form fields and title of fields</text:p>
          </table:table-cell>
          <table:table-cell/>
          <table:table-cell office:value-type="string">
            <text:p>Alignment of fields should be proper in form</text:p>
          </table:table-cell>
          <table:table-cell office:value-type="string">
            <text:p>Alignment of fields are not proper in form</text:p>
          </table:table-cell>
          <table:table-cell office:value-type="string">
            <text:p>Fail</text:p>
          </table:table-cell>
          <table:table-cell office:value-type="string">
            <text:p>Hardik</text:p>
          </table:table-cell>
          <table:table-cell office:value-type="string">
            <text:p>08<text:span text:style-name="T1">th</text:span> May 2019</text:p>
          </table:table-cell>
          <table:table-cell office:value-type="string">
            <text:p>No</text:p>
          </table:table-cell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office:value-type="string">
            <text:p>VN003</text:p>
          </table:table-cell>
          <table:table-cell table:style-name="ce5" office:value-type="string">
            <text:p>Responsiveness of voucher form with different windows size</text:p>
          </table:table-cell>
          <table:table-cell/>
          <table:table-cell office:value-type="string">
            <text:p>Alignment of fields should be proper in form</text:p>
          </table:table-cell>
          <table:table-cell office:value-type="string">
            <text:p>Form window is not responsive with windows size</text:p>
          </table:table-cell>
          <table:table-cell office:value-type="string">
            <text:p>Fail</text:p>
          </table:table-cell>
          <table:table-cell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office:value-type="string">
            <text:p>VN004</text:p>
          </table:table-cell>
          <table:table-cell office:value-type="string">
            <text:p>Validation message over mandatory fields</text:p>
          </table:table-cell>
          <table:table-cell/>
          <table:table-cell office:value-type="string">
            <text:p>There should be validation message over mandatory fields in voucher form</text:p>
          </table:table-cell>
          <table:table-cell office:value-type="string">
            <text:p>No any validation message for mandatory fields</text:p>
          </table:table-cell>
          <table:table-cell office:value-type="string">
            <text:p>Fail</text:p>
          </table:table-cell>
          <table:table-cell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4">
          <table:table-cell office:value-type="string">
            <text:p>VN005</text:p>
          </table:table-cell>
          <table:table-cell office:value-type="string">
            <text:p>Repetitive Voucher Number is accepted all times</text:p>
          </table:table-cell>
          <table:table-cell/>
          <table:table-cell office:value-type="string">
            <text:p>No any validation message over repetitive voucher number in voucher form</text:p>
          </table:table-cell>
          <table:table-cell office:value-type="string">
            <text:p>There should be validation message over repetitive voucher number in voucher form</text:p>
          </table:table-cell>
          <table:table-cell office:value-type="string">
            <text:p>Fail</text:p>
          </table:table-cell>
          <table:table-cell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2">
          <table:table-cell office:value-type="string">
            <text:p>VN006</text:p>
          </table:table-cell>
          <table:table-cell office:value-type="string">
            <text:p>Voucher Number should be automatically generated</text:p>
          </table:table-cell>
          <table:table-cell/>
          <table:table-cell table:number-columns-repeated="2" office:value-type="string">
            <text:p>Voucher Number should be automatically generated</text:p>
          </table:table-cell>
          <table:table-cell office:value-type="string">
            <text:p>Suggestion</text:p>
          </table:table-cell>
          <table:table-cell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office:value-type="string">
            <text:p>VN007</text:p>
          </table:table-cell>
          <table:table-cell office:value-type="string">
            <text:p>Lable should be 'Account Name'</text:p>
          </table:table-cell>
          <table:table-cell/>
          <table:table-cell office:value-type="string">
            <text:p>Lable should be 'Account Name'</text:p>
          </table:table-cell>
          <table:table-cell office:value-type="string">
            <text:p>Lable is 'Account'</text:p>
          </table:table-cell>
          <table:table-cell office:value-type="string">
            <text:p>Suggestion</text:p>
          </table:table-cell>
          <table:table-cell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office:value-type="string">
            <text:p>VN008</text:p>
          </table:table-cell>
          <table:table-cell office:value-type="string">
            <text:p>Spell mistake over inserting new voucher successfully</text:p>
          </table:table-cell>
          <table:table-cell/>
          <table:table-cell office:value-type="string">
            <text:p>Spell mistake over inserting new voucher successfully notification message</text:p>
          </table:table-cell>
          <table:table-cell office:value-type="string">
            <text:p>Spell mistake in 'Saved'</text:p>
          </table:table-cell>
          <table:table-cell office:value-type="string">
            <text:p>Fail</text:p>
          </table:table-cell>
          <table:table-cell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office:value-type="string">
            <text:p>VN009</text:p>
          </table:table-cell>
          <table:table-cell office:value-type="string">
            <text:p>Account name only number is accepted.</text:p>
          </table:table-cell>
          <table:table-cell/>
          <table:table-cell office:value-type="string">
            <text:p>Character should be accepted in name</text:p>
          </table:table-cell>
          <table:table-cell office:value-type="string">
            <text:p>Account name only number should not be accepted. </text:p>
          </table:table-cell>
          <table:table-cell office:value-type="string">
            <text:p>Fail</text:p>
          </table:table-cell>
          <table:table-cell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table:style-name="ce3" office:value-type="string">
            <text:p>VN010</text:p>
          </table:table-cell>
          <table:table-cell table:style-name="ce3" office:value-type="string">
            <text:p>Voucher Date spacing issue</text:p>
          </table:table-cell>
          <table:table-cell table:style-name="ce3"/>
          <table:table-cell table:style-name="ce3" office:value-type="string">
            <text:p>Voucher Date spacing issue between date and year</text:p>
          </table:table-cell>
          <table:table-cell table:style-name="ce3" office:value-type="string">
            <text:p>Voucher Date spacing issue after selecting date</text:p>
          </table:table-cell>
          <table:table-cell table:style-name="ce3" office:value-type="string">
            <text:p>Suggestion</text:p>
          </table:table-cell>
          <table:table-cell table:style-name="ce3"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table:style-name="ce3" office:value-type="string">
            <text:p>VN011</text:p>
          </table:table-cell>
          <table:table-cell table:style-name="ce3" office:value-type="string">
            <text:p>Future date is not be accessible in voucher date</text:p>
          </table:table-cell>
          <table:table-cell table:style-name="ce3"/>
          <table:table-cell table:style-name="ce3" office:value-type="string">
            <text:p>Future date is not be accessible in voucher date</text:p>
          </table:table-cell>
          <table:table-cell table:style-name="ce3" office:value-type="string">
            <text:p>All dates are accessible in voucher date.</text:p>
          </table:table-cell>
          <table:table-cell table:style-name="ce3" office:value-type="string">
            <text:p>Suggestion</text:p>
          </table:table-cell>
          <table:table-cell table:style-name="ce3"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table:style-name="ce3" office:value-type="string">
            <text:p>VN012</text:p>
          </table:table-cell>
          <table:table-cell table:style-name="ce3" office:value-type="string">
            <text:p>Exception should be in custom message</text:p>
          </table:table-cell>
          <table:table-cell table:style-name="ce3"/>
          <table:table-cell table:style-name="ce3" office:value-type="string">
            <text:p>Exception should be in custom message</text:p>
          </table:table-cell>
          <table:table-cell table:style-name="ce3" office:value-type="string">
            <text:p>Exception is in syntax form</text:p>
          </table:table-cell>
          <table:table-cell table:style-name="ce3" office:value-type="string">
            <text:p>Suggestion</text:p>
          </table:table-cell>
          <table:table-cell table:style-name="ce3"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table:style-name="ce3" office:value-type="string">
            <text:p>VN013</text:p>
          </table:table-cell>
          <table:table-cell table:style-name="ce3" office:value-type="string">
            <text:p>Asterisk sign should be on mandatory fields</text:p>
          </table:table-cell>
          <table:table-cell table:style-name="ce3"/>
          <table:table-cell table:style-name="ce3" office:value-type="string">
            <text:p>Asterisk sign should be on mandatory fields</text:p>
          </table:table-cell>
          <table:table-cell table:style-name="ce3" office:value-type="string">
            <text:p>No any * sign for mandatory fields</text:p>
          </table:table-cell>
          <table:table-cell table:style-name="ce3" office:value-type="string">
            <text:p>Suggestion</text:p>
          </table:table-cell>
          <table:table-cell table:style-name="ce3"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3">
          <table:table-cell table:style-name="ce3" office:value-type="string">
            <text:p>VN014</text:p>
          </table:table-cell>
          <table:table-cell table:style-name="ce3" office:value-type="string">
            <text:p>Validation message for invalid inputs should be in red color</text:p>
          </table:table-cell>
          <table:table-cell table:style-name="ce3"/>
          <table:table-cell table:style-name="ce3" office:value-type="string">
            <text:p>Validation message for invalid inputs should be in red color</text:p>
          </table:table-cell>
          <table:table-cell table:style-name="ce3" office:value-type="string">
            <text:p>No any validation message for mandatory fields</text:p>
          </table:table-cell>
          <table:table-cell table:style-name="ce3" office:value-type="string">
            <text:p>Suggestion</text:p>
          </table:table-cell>
          <table:table-cell table:style-name="ce3" table:number-columns-repeated="3"/>
          <table:table-cell office:value-type="string">
            <text:p>C:\Users\Administrator\Desktop\Hardik Prajapati\Screenshots</text:p>
          </table:table-cell>
        </table:table-row>
        <table:table-row table:style-name="ro5">
          <table:table-cell table:style-name="ce3"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5/08/2019</text:date>, <text:time>14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9-05-08T13:37:06.51</meta:creation-date>
    <dc:date>2019-05-08T14:29:12.77</dc:date>
    <dc:creator>a </dc:creator>
    <meta:editing-duration>PT51M55S</meta:editing-duration>
    <meta:editing-cycles>32</meta:editing-cycles>
    <meta:generator>OpenOffice/4.1.1$Win32 OpenOffice.org_project/411m6$Build-9775</meta:generator>
    <meta:document-statistic meta:table-count="3" meta:cell-count="101" meta:object-count="0"/>
  </office:meta>
</office:document-meta>
</file>